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pelCompilerFactory.latestCompiler( BpelCompiler . Version bpel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Factory.versionCompiler( BpelCompiler . Version bpelVersion , int ver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